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 officeooo:rsid="001b7b7c" officeooo:paragraph-rsid="001b7b7c"/>
    </style:style>
    <style:style style:name="P3" style:family="paragraph" style:parent-style-name="Text_20_body">
      <style:paragraph-properties fo:text-align="justify" style:justify-single-word="false"/>
      <style:text-properties style:font-name="Times New Roman" officeooo:rsid="001b7b7c" officeooo:paragraph-rsid="001b7b7c"/>
    </style:style>
    <style:style style:name="P4" style:family="paragraph" style:parent-style-name="Text_20_body">
      <style:text-properties style:font-name="Times New Roman" fo:font-weight="bold" officeooo:rsid="001b7b7c" officeooo:paragraph-rsid="001b7b7c" style:font-weight-asian="bold" style:font-weight-complex="bold"/>
    </style:style>
    <style:style style:name="P5" style:family="paragraph" style:parent-style-name="Text_20_body">
      <style:text-properties style:font-name="Times New Roman" fo:font-weight="normal" officeooo:rsid="001b7b7c" officeooo:paragraph-rsid="001b7b7c" style:font-weight-asian="normal" style:font-weight-complex="normal"/>
    </style:style>
    <style:style style:name="P6" style:family="paragraph" style:parent-style-name="Text_20_body">
      <style:text-properties style:font-name="Times New Roman" fo:font-size="18pt" fo:font-weight="bold" officeooo:rsid="001b7b7c" officeooo:paragraph-rsid="001b7b7c" style:font-size-asian="18pt" style:font-weight-asian="bold" style:font-size-complex="18pt" style:font-weight-complex="bold"/>
    </style:style>
    <style:style style:name="P7" style:family="paragraph" style:parent-style-name="Title">
      <style:text-properties style:font-name="Times New Roman"/>
    </style:style>
    <style:style style:name="T1" style:family="text">
      <style:text-properties officeooo:rsid="001e5e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scription données session 1 réseau DLS </text:p>
      <text:p text:style-name="P1"/>
      <text:p text:style-name="P3">L’ensemble des fichiers sera sauvegardé sur le github au format Rdata. <text:span text:style-name="T1">Si les données sont sujette à des problèmes de confidentialité (sachant que la diffusion sera uniquement intra-Ifremer cependant) <text:s/>ne pas hésiter à effectuer un pré-traitement de ces données. Les données seront sauvegardé par sous répertoires correspondant à chacune des sessions. Au sein de ces sous répertoires des répertoires seront crées par espèces. </text:span></text:p>
      <text:p text:style-name="P6">Captures totales</text:p>
      <text:p text:style-name="P4">Fichier 1 : Captures</text:p>
      <text:p text:style-name="P2">Capture à la plus fine échelle spatiale disponible, si possible en incluant le métier et en différenciant les rejets et débarquements, sur la série temporelle la plus étendue possible </text:p>
      <text:p text:style-name="P4">Fichier 2 : Structures en taille/ âge</text:p>
      <text:p text:style-name="P2">Structure en taille des captures sur une année ou plusieurs. L’information peut être tiré d’un sous échantillon des captures (type Obsmer, échantillonage ponctuel, etc.)</text:p>
      <text:p text:style-name="P6">Données de campagnes</text:p>
      <text:p text:style-name="P4">Fichier 3 : Données de campagnes captures</text:p>
      <text:p text:style-name="P5">Captures d’une ou plusieurs campagnes halieutiques quand disponibles et se superposant à la zone d’étude du stock, sur la série temporelle la plus longue disponible.</text:p>
      <text:p text:style-name="P4">Fichier 4 : Données de campagnes structures en taille/âge</text:p>
      <text:p text:style-name="P5">Captures d’une ou plusieurs campagnes halieutiques quand disponibles et se superposant à la zone d’étude du stock, sur une année ou plusieurs, présentant les distributions en taille et/ou âg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4T12:46:09.252000000</meta:creation-date>
    <meta:generator>LibreOffice/6.4.7.2$Windows_X86_64 LibreOffice_project/639b8ac485750d5696d7590a72ef1b496725cfb5</meta:generator>
    <dc:date>2022-01-24T13:00:53.954000000</dc:date>
    <meta:editing-duration>PT14M45S</meta:editing-duration>
    <meta:editing-cycles>4</meta:editing-cycles>
    <meta:document-statistic meta:table-count="0" meta:image-count="0" meta:object-count="0" meta:page-count="1" meta:paragraph-count="12" meta:word-count="208" meta:character-count="1369" meta:non-whitespace-character-count="1168"/>
  </office:meta>
</office:document-meta>
</file>